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fo:font-size="48pt" fo:font-weight="bold" officeooo:rsid="0002a655" officeooo:paragraph-rsid="0002a655" style:font-size-asian="48pt" style:font-weight-asian="bold" style:font-size-complex="4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6pt" fo:font-weight="bold" officeooo:rsid="0002a655" officeooo:paragraph-rsid="0002a65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6pt" fo:font-weight="normal" officeooo:rsid="0002a655" officeooo:paragraph-rsid="0002a655" style:font-size-asian="14pt" style:font-weight-asian="normal" style:font-size-complex="1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OOPS Code ...</text:p>
      <text:p text:style-name="P1"/>
      <text:p text:style-name="P2">#1. Age </text:p>
      <text:p text:style-name="P2"/>
      <text:p text:style-name="P3">#include&lt;iostream&gt;</text:p>
      <text:p text:style-name="P3">using namespace std;</text:p>
      <text:p text:style-name="P3">int main(){</text:p>
      <text:p text:style-name="P3">int age;</text:p>
      <text:p text:style-name="P3">cout&lt;&lt;"Enter your age: ";</text:p>
      <text:p text:style-name="P3">cin&gt;&gt;age;</text:p>
      <text:p text:style-name="P3">cout&lt;&lt;"Your age is "&lt;&lt;age;</text:p>
      <text:p text:style-name="P3">return 0;</text:p>
      <text:p text:style-name="P3">}</text:p>
      <text:p text:style-name="P3"/>
      <text:p text:style-name="P2">#2. Calculator </text:p>
      <text:p text:style-name="P3"/>
      <text:p text:style-name="P3">#include&lt;iostream&gt;</text:p>
      <text:p text:style-name="P3">using namespace std;</text:p>
      <text:p text:style-name="P3">int main(){</text:p>
      <text:p text:style-name="P3"><text:s text:c="4"/>int n1,n2;</text:p>
      <text:p text:style-name="P3"><text:s text:c="4"/>cout&lt;&lt;"Enter first no.: ";</text:p>
      <text:p text:style-name="P3"><text:s text:c="4"/>cin&gt;&gt;n1;</text:p>
      <text:p text:style-name="P3"><text:s text:c="4"/>cout&lt;&lt;"Enter second no.: ";</text:p>
      <text:p text:style-name="P3"><text:s text:c="4"/>cin&gt;&gt;n2;</text:p>
      <text:p text:style-name="P3"><text:s text:c="4"/>cout&lt;&lt;n1&lt;&lt;"+"&lt;&lt;n2&lt;&lt;"="&lt;&lt;n1+n2&lt;&lt;endl;</text:p>
      <text:p text:style-name="P3"><text:s text:c="4"/>cout&lt;&lt;n1&lt;&lt;"-"&lt;&lt;n2&lt;&lt;"="&lt;&lt;n1-n2&lt;&lt;endl;</text:p>
      <text:p text:style-name="P3"><text:s text:c="4"/>cout&lt;&lt;n1&lt;&lt;"*"&lt;&lt;n2&lt;&lt;"="&lt;&lt;n1*n2&lt;&lt;endl;</text:p>
      <text:p text:style-name="P3"><text:s text:c="4"/>cout&lt;&lt;n1&lt;&lt;"/"&lt;&lt;n2&lt;&lt;"="&lt;&lt;n1/n2&lt;&lt;endl;</text:p>
      <text:p text:style-name="P3"><text:s text:c="4"/>return 0;</text:p>
      <text:p text:style-name="P3">}</text:p>
      <text:p text:style-name="P3"/>
      <text:p text:style-name="P2">#3. Switch Calculator</text:p>
      <text:p text:style-name="P2"/>
      <text:p text:style-name="P3">#include&lt;iostream&gt;</text:p>
      <text:p text:style-name="P3">using namespace std;</text:p>
      <text:p text:style-name="P3"><text:soft-page-break/>int main(){</text:p>
      <text:p text:style-name="P3"><text:s text:c="4"/>int n1,n2;</text:p>
      <text:p text:style-name="P3"><text:s text:c="4"/>char s;</text:p>
      <text:p text:style-name="P3"><text:s text:c="4"/>cout&lt;&lt;"Enter first no.: ";</text:p>
      <text:p text:style-name="P3"><text:s text:c="4"/>cin&gt;&gt;n1;</text:p>
      <text:p text:style-name="P3"><text:s text:c="4"/>cout&lt;&lt;"Enter second no.: ";</text:p>
      <text:p text:style-name="P3"><text:s text:c="4"/>cin&gt;&gt;n2;</text:p>
      <text:p text:style-name="P3"><text:s text:c="4"/>cout&lt;&lt;"Enter operation: ";</text:p>
      <text:p text:style-name="P3"><text:s text:c="4"/>cin&gt;&gt;s;</text:p>
      <text:p text:style-name="P3"><text:s text:c="4"/>switch(s){</text:p>
      <text:p text:style-name="P3"><text:s text:c="8"/>case '+': cout&lt;&lt;n1&lt;&lt;"+"&lt;&lt;n2&lt;&lt;"="&lt;&lt;n1+n2&lt;&lt;endl;break;</text:p>
      <text:p text:style-name="P3"><text:s text:c="8"/>case '-':cout&lt;&lt;n1&lt;&lt;"-"&lt;&lt;n2&lt;&lt;"="&lt;&lt;n1-n2&lt;&lt;endl;break;</text:p>
      <text:p text:style-name="P3"><text:s text:c="8"/>case '*':cout&lt;&lt;n1&lt;&lt;"*"&lt;&lt;n2&lt;&lt;"="&lt;&lt;n1*n2&lt;&lt;endl;break;</text:p>
      <text:p text:style-name="P3"><text:s text:c="8"/>case '/':cout&lt;&lt;n1&lt;&lt;"/"&lt;&lt;n2&lt;&lt;"="&lt;&lt;n1/n2&lt;&lt;endl;break;</text:p>
      <text:p text:style-name="P3"><text:s text:c="4"/>}</text:p>
      <text:p text:style-name="P3"><text:s text:c="4"/>return 0;</text:p>
      <text:p text:style-name="P3">}</text:p>
      <text:p text:style-name="P3"/>
      <text:p text:style-name="P2">#4. Factorial </text:p>
      <text:p text:style-name="P3"/>
      <text:p text:style-name="P3">#include&lt;iostream&gt;</text:p>
      <text:p text:style-name="P3">using namespace std;</text:p>
      <text:p text:style-name="P3">int fn(int n){</text:p>
      <text:p text:style-name="P3"><text:s text:c="4"/>int z=1;</text:p>
      <text:p text:style-name="P3"><text:s text:c="4"/>for(int i=n+1;i&gt;1;i--)</text:p>
      <text:p text:style-name="P3"><text:s text:c="4"/>{</text:p>
      <text:p text:style-name="P3"><text:s text:c="8"/>z=z*(i-1);</text:p>
      <text:p text:style-name="P3"><text:s text:c="4"/>}</text:p>
      <text:p text:style-name="P3"><text:s text:c="4"/>return z;</text:p>
      <text:p text:style-name="P3">}</text:p>
      <text:p text:style-name="P3">int main(){</text:p>
      <text:p text:style-name="P3"><text:s text:c="4"/>int n1,n2;</text:p>
      <text:p text:style-name="P3"><text:s text:c="4"/>char s;</text:p>
      <text:p text:style-name="P3"><text:s text:c="4"/>cout&lt;&lt;"Enter first no.: ";</text:p>
      <text:p text:style-name="P3"><text:s text:c="4"/>cin&gt;&gt;n1;</text:p>
      <text:p text:style-name="P3"><text:s text:c="4"/>n2=fn(n1);</text:p>
      <text:p text:style-name="P3"><text:s text:c="4"/>cout&lt;&lt;"Factorial of "&lt;&lt; n1 &lt;&lt;" is = "&lt;&lt;n2;</text:p>
      <text:p text:style-name="P3"><text:s text:c="4"/>return 0;</text:p>
      <text:p text:style-name="P3">}</text:p>
      <text:p text:style-name="P2"><text:soft-page-break/>#5. Palindrome String</text:p>
      <text:p text:style-name="P3"/>
      <text:p text:style-name="P3">#include&lt;iostream&gt;</text:p>
      <text:p text:style-name="P3">//#include&lt;cstream&gt;</text:p>
      <text:p text:style-name="P3">using namespace std;</text:p>
      <text:p text:style-name="P3">int main(){</text:p>
      <text:p text:style-name="P3"><text:s text:c="4"/>int n,k=0,i;</text:p>
      <text:p text:style-name="P3"><text:s text:c="4"/>cout&lt;&lt;"Enter no of characters : ";</text:p>
      <text:p text:style-name="P3"><text:s text:c="4"/>cin&gt;&gt;n;</text:p>
      <text:p text:style-name="P3"><text:s text:c="4"/>char h[n];</text:p>
      <text:p text:style-name="P3"><text:s text:c="4"/>char r[n];</text:p>
      <text:p text:style-name="P3"><text:s text:c="4"/>for(int i=0;i&lt;n;i++)</text:p>
      <text:p text:style-name="P3"><text:s text:c="4"/>cin&gt;&gt;h[i];</text:p>
      <text:p text:style-name="P3"><text:s text:c="4"/>for(i=0;i&lt;n;i++){</text:p>
      <text:p text:style-name="P3"><text:s text:c="8"/>r[i]=h[n-1-i];</text:p>
      <text:p text:style-name="P3"><text:s text:c="4"/>}</text:p>
      <text:p text:style-name="P3"><text:s text:c="4"/>for(i=0;i&lt;n;i++){</text:p>
      <text:p text:style-name="P3"><text:s text:c="8"/>if(r[i]==h[i])</text:p>
      <text:p text:style-name="P3"><text:s text:c="8"/>k++;</text:p>
      <text:p text:style-name="P3"><text:s text:c="4"/>}</text:p>
      <text:p text:style-name="P3"><text:s text:c="4"/>if(k==n)</text:p>
      <text:p text:style-name="P3"><text:s text:c="4"/>cout&lt;&lt;"Yes";</text:p>
      <text:p text:style-name="P3"><text:s text:c="4"/>else</text:p>
      <text:p text:style-name="P3"><text:s text:c="4"/>cout&lt;&lt;"No";</text:p>
      <text:p text:style-name="P3"><text:s text:c="4"/>return 0;</text:p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2T12:05:06.033837450</meta:creation-date>
    <dc:date>2023-08-22T12:09:16.361002216</dc:date>
    <meta:editing-duration>PT4M13S</meta:editing-duration>
    <meta:editing-cycles>1</meta:editing-cycles>
    <meta:document-statistic meta:table-count="0" meta:image-count="0" meta:object-count="0" meta:page-count="3" meta:paragraph-count="91" meta:word-count="176" meta:character-count="1668" meta:non-whitespace-character-count="1321"/>
    <meta:generator>LibreOffice/6.4.7.2$Linux_X86_64 LibreOffice_project/40$Build-2</meta:generator>
  </office:meta>
</office:document-meta>
</file>